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3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Heading</text:h>
      <text:p text:style-name="Text_20_body">A line.</text:p>
      <text:h text:style-name="P1" text:outline-level="2">Heading 2</text:h>
      <text:p text:style-name="Text_20_body">first line heading 2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9:10</dc:date>
    <dc:creator>Vincent Spiewak</dc:creator>
    <meta:editing-duration>PT00H02M20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3" meta:paragraph-count="6" meta:word-count="15" meta:character-count="73"/>
  </office:meta>
</office:document-meta>
</file>